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ato" svg:font-family="La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ato"/>
    </style:style>
    <style:style style:name="P2" style:family="paragraph" style:parent-style-name="Standard">
      <style:text-properties style:font-name="Lato" officeooo:rsid="000c8e33" officeooo:paragraph-rsid="000c8e33"/>
    </style:style>
    <style:style style:name="P3" style:family="paragraph" style:parent-style-name="Standard">
      <style:text-properties style:font-name="Lato" officeooo:rsid="0010e679" officeooo:paragraph-rsid="0010e679"/>
    </style:style>
    <style:style style:name="P4" style:family="paragraph" style:parent-style-name="Standard">
      <style:text-properties style:font-name="Lato" officeooo:rsid="000db8bd" officeooo:paragraph-rsid="000db8bd"/>
    </style:style>
    <style:style style:name="P5" style:family="paragraph" style:parent-style-name="Standard">
      <style:text-properties style:font-name="Lato" officeooo:rsid="0012e74d" officeooo:paragraph-rsid="0012e74d"/>
    </style:style>
    <style:style style:name="P6" style:family="paragraph" style:parent-style-name="Standard">
      <style:text-properties style:font-name="Lato" officeooo:rsid="0012e74d" officeooo:paragraph-rsid="001714c0"/>
    </style:style>
    <style:style style:name="P7" style:family="paragraph" style:parent-style-name="Standard">
      <style:text-properties style:font-name="Lato" officeooo:rsid="00116886" officeooo:paragraph-rsid="00116886"/>
    </style:style>
    <style:style style:name="P8"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Lato"/>
    </style:style>
    <style:style style:name="P9" style:family="paragraph" style:parent-style-name="Standard">
      <style:text-properties style:font-name="Lato" officeooo:rsid="00114760" officeooo:paragraph-rsid="000db8bd"/>
    </style:style>
    <style:style style:name="T1" style:family="text">
      <style:text-properties officeooo:rsid="000db8bd"/>
    </style:style>
    <style:style style:name="T2" style:family="text">
      <style:text-properties officeooo:rsid="0010e679"/>
    </style:style>
    <style:style style:name="T3" style:family="text">
      <style:text-properties officeooo:rsid="00114760"/>
    </style:style>
    <style:style style:name="T4" style:family="text">
      <style:text-properties officeooo:rsid="0014830d"/>
    </style:style>
    <style:style style:name="T5" style:family="text">
      <style:text-properties officeooo:rsid="0014ddce"/>
    </style:style>
    <style:style style:name="T6" style:family="text">
      <style:text-properties officeooo:rsid="0016c0a3"/>
    </style:style>
    <style:style style:name="T7" style:family="text">
      <style:text-properties officeooo:rsid="001714c0"/>
    </style:style>
    <style:style style:name="T8" style:family="text">
      <style:text-properties officeooo:rsid="0017ffb1"/>
    </style:style>
    <style:style style:name="T9" style:family="text">
      <style:text-properties officeooo:rsid="001898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ded, designed, and produced by Kelly Horan, 201<text:span text:style-name="T9">9.</text:span><text:line-break/>Celestial bodies use simplified physics, sizes, and distances for the sake of coherency and visual representation.<text:line-break/><text:line-break/>Data provided by Nasa.gov and The Cosmic Perspective: The Solar System (Bennett, Donahue, Schneider, Voit).</text:p>
      <text:p text:style-name="P1"/>
      <text:p text:style-name="P2">Mercury, the planet closest to the Sun, <text:span text:style-name="T1">is actually the second-hottest planet in the Solar System. Despite its proximity, the minimal atmosphere leads to temperatures that range from 430 degrees to -180 degrees. Mercury’s inhospitable climate, and its adjacency to solar wind, makes the planet unable to sustain life. </text:span></text:p>
      <text:p text:style-name="P2"/>
      <text:p text:style-name="P3">Astronomers believe that Venus once had a shallow ocean, but that planet has since vanished: Venus is now a scorching <text:span text:style-name="T3">nightmare, with temperatures reaching 465 degrees, hot enough to kill or melt anything that sets foot on it. This is because of the planet’s oppressive atmosphere, which traps heat inside. Creating robots that can withstand the heat to collect data is a project scientists are still working on.</text:span></text:p>
      <text:p text:style-name="P1"/>
      <text:p text:style-name="P1"><text:span text:style-name="T2">Covered in deep oceans of water, Earth is unmistakable from orbit. </text:span>Perched precariously between the burning proximity of the Sun and the cold of Mars, Earth is the only known planet in the universe that supports life. <text:span text:style-name="T2">It has the most diverse climate of all the planets, despite its Germanic name which humbly means “ground”. Many of the units used by astronomers use the Earth for their basis.</text:span></text:p>
      <text:p text:style-name="P1"/>
      <text:p text:style-name="P9">Envisioned by science fiction authors as a home to hostile aliens and to scientists as the most likely target for colonization, Mars, the rust-coloured planet, is similar enough to Earth make it the focus of our attention. It has been extensively charted by astronomers and robots, the best known of which is Opportunity. Scientists believe that the planet once contained water, and perhaps even life. </text:p>
      <text:p text:style-name="P4"/>
      <text:p text:style-name="P4">Jupiter <text:span text:style-name="T4">is</text:span> <text:span text:style-name="T4">the most massive planet in the Solar System, and the first gas giant. It has no solid surface, and the clouds that line its skies give it a distinctive marbled appearance. Its most famous feature is the Great Red Spot, caused by a storm which is shrinking every year. Jupiter is currently believed to have 79 moons, some of which may contain frozen seas.</text:span></text:p>
      <text:p text:style-name="P4"/>
      <text:p text:style-name="P4">Saturn <text:span text:style-name="T6">is nestled between rings of ice, visible through telescopes here on Earth. Despite its enormity, the average day on Saturn lasts only about 10 and a half Earth hours. An orbit of the sun, on the other hand, takes 29 Earth years. For 13 years, the spacecraft Cassini orbited the planet, returning massive amounts of data about it back home. </text:span></text:p>
      <text:p text:style-name="P4"/>
      <text:p text:style-name="P5"><text:span text:style-name="T8">The relatively placid surface of </text:span>Uranus <text:span text:style-name="T8">gives it a pleasing cyan hue, hiding the stone and icy core beneath.</text:span> <text:span text:style-name="T5">Both Uranus and Neptune were once called gas giants, but recent research into their composition reveals that most of their mass is ice. Hence, they are now referred to as ice giants. It is the only planet in the Solar System that rotates around its axis sideways.</text:span></text:p>
      <text:p text:style-name="P5"/>
      <text:p text:style-name="P6"><text:soft-page-break/><text:span text:style-name="T7">In Gustav Holst’s famous orchestral suite The Planets, Neptune is christened as “The Mystic”. It’s not hard to see why – the under-explored Neptune is covered in deep blue methane clouds, with black storms darkening its surface. It</text:span> <text:span text:style-name="T7">is the outermost official planet, named for the Roman god of the seas. The only spacecraft to visit Neptune was Voyager II, in 1989.</text:span></text:p>
      <text:p text:style-name="P4"/>
      <text:p text:style-name="P7">In 2006, to the disappointment of many, Pluto officially lost its status as a planet. It was reclassified as a dwarf planet, along with several other large objects in the Solar System. Still, Pluto remains a fixture in our minds; its overwhelming distance from Earth, and cold, dark surface, make it the last outpost between us and the distant st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ato" svg:font-family="La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12:34:25.790000000</meta:creation-date>
    <dc:date>2019-12-27T22:54:25.025000000</dc:date>
    <meta:editing-duration>PT6M54S</meta:editing-duration>
    <meta:editing-cycles>2</meta:editing-cycles>
    <meta:generator>LibreOffice/5.4.0.3$Windows_X86_64 LibreOffice_project/7556cbc6811c9d992f4064ab9287069087d7f62c</meta:generator>
    <meta:document-statistic meta:table-count="0" meta:image-count="0" meta:object-count="0" meta:page-count="2" meta:paragraph-count="10" meta:word-count="603" meta:character-count="3598" meta:non-whitespace-character-count="3000"/>
  </office:meta>
</office:document-meta>
</file>